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0.423cm" fo:text-align="center" style:justify-single-word="false"/>
      <style:text-properties style:font-name="Arial" fo:font-size="10pt" officeooo:paragraph-rsid="001685e7" style:font-size-asian="10pt" style:font-size-complex="10pt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74f85" style:font-size-asian="10pt" style:font-size-complex="10pt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89fef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0.423cm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0.423cm" fo:text-align="center" style:justify-single-word="false"/>
      <style:text-properties style:font-name="Arial" fo:font-size="10pt" fo:font-weight="bold" officeooo:paragraph-rsid="002869b6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name-complex="Arial" style:font-size-complex="2pt"/>
    </style:style>
    <style:style style:name="P13" style:family="paragraph" style:parent-style-name="Standard">
      <style:text-properties fo:font-weight="normal" officeooo:paragraph-rsid="0013ce24" style:font-weight-asian="normal"/>
    </style:style>
    <style:style style:name="P14" style:family="paragraph" style:parent-style-name="Standard">
      <style:text-properties fo:font-weight="normal" officeooo:rsid="002def3b" officeooo:paragraph-rsid="002def3b" style:font-weight-asian="normal"/>
    </style:style>
    <style:style style:name="P15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 style:shadow="none"/>
      <style:text-properties style:font-name="Arial" fo:font-size="10pt" style:font-size-asian="10pt" style:font-size-complex="10pt"/>
    </style:style>
    <style:style style:name="P16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17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18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19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20" style:family="paragraph" style:parent-style-name="Text_20_body">
      <style:text-properties officeooo:paragraph-rsid="001effa3"/>
    </style:style>
    <style:style style:name="P21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22" style:family="paragraph" style:parent-style-name="Corps_20_de_20_texte_20_2">
      <style:text-properties style:font-name="Arial" fo:font-size="10pt" officeooo:rsid="0013ce24" officeooo:paragraph-rsid="0013ce24" style:font-size-asian="10pt" style:font-name-complex="Arial" style:font-size-complex="10pt"/>
    </style:style>
    <style:style style:name="P23" style:family="paragraph" style:parent-style-name="Standard">
      <style:paragraph-properties fo:margin-top="0.199cm" fo:margin-bottom="0cm" loext:contextual-spacing="false" style:shadow="none"/>
      <style:text-properties fo:font-weight="bold" officeooo:rsid="002def3b" officeooo:paragraph-rsid="002def3b" style:font-weight-asian="bold" style:font-weight-complex="bold"/>
    </style:style>
    <style:style style:name="P24" style:family="paragraph" style:parent-style-name="Standard">
      <style:paragraph-properties fo:margin-top="0.199cm" fo:margin-bottom="0cm" loext:contextual-spacing="false"/>
      <style:text-properties style:font-name="Arial" fo:font-size="10pt" fo:font-weight="bold" officeooo:paragraph-rsid="002def3b" style:font-size-asian="10pt" style:font-weight-asian="bold" style:font-name-complex="Arial" style:font-size-complex="10pt"/>
    </style:style>
    <style:style style:name="P25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6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7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8" style:family="paragraph" style:parent-style-name="Corps_20_de_20_texte_20_2">
      <style:text-properties style:font-name="Arial" fo:font-size="10pt" fo:font-weight="bold" officeooo:rsid="0013ce24" officeooo:paragraph-rsid="0032abb1" style:font-size-asian="10pt" style:font-weight-asian="bold" style:font-name-complex="Arial" style:font-size-complex="10pt"/>
    </style:style>
    <style:style style:name="P29" style:family="paragraph" style:parent-style-name="Corps_20_de_20_texte_20_2">
      <style:text-properties style:font-name="Arial" fo:font-size="10pt" officeooo:paragraph-rsid="0032abb1" style:font-size-asian="10pt" style:font-name-complex="Arial" style:font-size-complex="10pt"/>
    </style:style>
    <style:style style:name="P30" style:family="paragraph" style:parent-style-name="Corps_20_de_20_texte_20_2">
      <style:text-properties style:font-name="Arial" fo:font-size="2pt" fo:font-weight="bold" officeooo:rsid="0013ce24" officeooo:paragraph-rsid="0032abb1" style:font-size-asian="1.75pt" style:font-weight-asian="bold" style:font-name-complex="Arial" style:font-size-complex="2pt"/>
    </style:style>
    <style:style style:name="P3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font-name="Arial" fo:font-size="10pt" fo:font-weight="bold" officeooo:paragraph-rsid="0032abb1" style:font-size-asian="10pt" style:font-weight-asian="bold" style:font-name-complex="Arial" style:font-size-complex="10pt"/>
    </style:style>
    <style:style style:name="P33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34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ce24" style:font-weight-asian="bold"/>
    </style:style>
    <style:style style:name="T3" style:family="text">
      <style:text-properties officeooo:rsid="000f054e" fo:background-color="transparent" loext:char-shading-value="0"/>
    </style:style>
    <style:style style:name="T4" style:family="text">
      <style:text-properties officeooo:rsid="0013ce24" fo:background-color="transparent" loext:char-shading-value="0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style:text-underline-style="none" style:font-size-asian="10pt" style:font-size-complex="10pt" style:font-weight-complex="normal"/>
    </style:style>
    <style:style style:name="T7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8" style:family="text">
      <style:text-properties style:font-name="Arial" fo:font-size="10pt" style:text-underline-style="none" officeooo:rsid="0013ce24" style:font-size-asian="10pt" style:font-size-complex="10pt"/>
    </style:style>
    <style:style style:name="T9" style:family="text">
      <style:text-properties style:text-underline-style="none" fo:font-weight="normal" officeooo:rsid="00189fef" style:font-weight-asian="normal" style:font-weight-complex="normal"/>
    </style:style>
    <style:style style:name="T10" style:family="text">
      <style:text-properties officeooo:rsid="001effa3"/>
    </style:style>
    <style:style style:name="T11" style:family="text">
      <style:text-properties officeooo:rsid="002869b6"/>
    </style:style>
    <style:style style:name="T12" style:family="text">
      <style:text-properties officeooo:rsid="002a6807"/>
    </style:style>
    <style:style style:name="T13" style:family="text">
      <style:text-properties fo:color="#ff3333" style:font-name="Arial" fo:font-style="italic" officeooo:rsid="0013ce24" style:font-style-asian="italic" style:font-name-complex="Times New Roman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74912384" text:id="ct74912384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74767920" text:id="ct74767920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83530816" text:id="ct83530816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92321136" text:id="ct92321136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84166896" text:id="ct84166896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73050848" text:id="ct73050848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84219984" text:id="ct84219984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h text:style-name="P21" text:outline-level="1"><text:span text:style-name="T13"><office:annotation><dc:creator>Auteur inconnu</dc:creator><dc:date>2016-08-03T13:52:21</dc:date><text:list text:style-name=""><text:list-item><text:p text:style-name="P35"><text:span text:style-name="T14">do title if not self.queryState() in meetingConfig.getItemDecidedStates()</text:span></text:p></text:list-item></text:list></office:annotation></text:span><text:span text:style-name="T13">PROJET DE DELIBERATION</text:span></text:h>
      <text:h text:style-name="P18" text:outline-level="1"><office:annotation><dc:creator>Auteur inconnu</dc:creator><dc:date>2017-01-12T15:51:20</dc:date><text:list text:continue-numbering="true" text:style-name=""><text:list-item><text:p text:style-name="P35"><text:span text:style-name="T20">do title if meetingConfig.getMeetingTypeName() == 'MeetingCollege'</text:span></text:p></text:list-item></text:list></office:annotation>Extrait du procès-verbal de la séance du Collège communal</text:h>
      <text:h text:style-name="P18" text:outline-level="1"><office:annotation><dc:creator>Auteur inconnu</dc:creator><dc:date>2017-01-12T15:51:59</dc:date><text:list text:continue-numbering="true" text:style-name=""><text:list-item><text:p text:style-name="P35"><text:span text:style-name="T16">do title if meetingConfig.getMeetingTypeName() == 'MeetingCouncil'</text:span></text:p></text:list-item></text:list></office:annotation>Extrait du procès-verbal de la séance du <text:span text:style-name="T11">Conseil</text:span> communal</text:h>
      <text:h text:style-name="P17" text:outline-level="1">du <text:change-start text:change-id="ct74912384"/><text:span text:style-name="T4">view.printMeetingDate()</text:span><text:change-end text:change-id="ct74912384"/></text:h>
      <text:p text:style-name="P16"/>
      <text:h text:style-name="P34" text:outline-level="5"/>
      <text:h text:style-name="P33" text:outline-level="5">Présents</text:h>
      <text:p text:style-name="P13"><text:span text:style-name="T7"><office:annotation><dc:creator>Auteur inconnu</dc:creator><dc:date>2016-08-03T13:59:40</dc:date><text:list text:continue-numbering="true" text:style-name=""><text:list-item><text:p text:style-name="P35"><text:span text:style-name="T17">do text</text:span></text:p></text:list-item><text:list-item><text:p text:style-name="P35"><text:span text:style-name="T17">from xhtml(self.getStrikedItemAssembly() or '-')</text:span></text:p></text:list-item></text:list></office:annotation></text:span><text:span text:style-name="T7">Assemblée</text:span></text:p>
      <text:p text:style-name="P23"><text:span text:style-name="T8">A</text:span><text:span text:style-name="T5">bsents</text:span></text:p>
      <text:p text:style-name="P14"><text:span text:style-name="T7"><office:annotation><dc:creator>Auteur inconnu</dc:creator><dc:date>2017-01-30T13:23:19</dc:date><text:list text:continue-numbering="true" text:style-name=""><text:list-item><text:p text:style-name="P35"><text:span text:style-name="T18">do text</text:span></text:p></text:list-item><text:list-item><text:p text:style-name="P35"><text:span text:style-name="T19">from xhtml(self.getItemAssemblyAbsents() or '-')</text:span></text:p></text:list-item></text:list></office:annotation></text:span><text:span text:style-name="T7">A</text:span><text:span text:style-name="T6">bsents</text:span></text:p>
      <text:p text:style-name="P2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text:span text:style-name="T1">N° objet</text:span> : <text:change-start text:change-id="ct74767920"/>self.getItemReference() <text:span text:style-name="T10">or '-'</text:span><text:change-end text:change-id="ct74767920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83530816"/>self.Title()<text:change-end text:change-id="ct83530816"/></text:p>
          </table:table-cell>
        </table:table-row>
      </table:table>
      <text:p text:style-name="P1"/>
      <text:section text:style-name="Sect1" text:name="College">
        <text:p text:style-name="P32"><office:annotation><dc:creator>Auteur inconnu</dc:creator><dc:date>2017-01-12T15:53:14</dc:date><text:list text:continue-numbering="true" text:style-name=""><text:list-item><text:p text:style-name="P35"><text:span text:style-name="T16">do section- if meetingConfig.getMeetingTypeName() == 'MeetingCollege'</text:span></text:p></text:list-item></text:list></office:annotation>Le Collège communal, </text:p>
        <text:p text:style-name="P32"/>
        <text:p text:style-name="P28"><office:annotation><dc:creator>Auteur inconnu</dc:creator><dc:date>2016-08-03T14:04:19</dc:date><text:p text:style-name="P35"><text:span text:style-name="T15">do text</text:span></text:p><text:p text:style-name="P35"><text:span text:style-name="T15">from xhtml(view.printXhtml(self, view.printDelibeContent(), keepWithNext=True))</text:span></text:p></office:annotation>Délibération</text:p>
        <text:p text:style-name="P30"/>
      </text:section>
      <text:section text:style-name="Sect1" text:name="Conseil">
        <text:p text:style-name="P32"><office:annotation><dc:creator>Auteur inconnu</dc:creator><dc:date>2017-01-12T15:53:20</dc:date><text:list text:continue-numbering="true" text:style-name=""><text:list-item><text:p text:style-name="P35"><text:span text:style-name="T16">do </text:span><text:span text:style-name="T16">section-</text:span><text:span text:style-name="T16"> if meetingConfig.getMeetingTypeName() == 'MeetingCouncil'</text:span></text:p></text:list-item></text:list></office:annotation>Le <text:span text:style-name="T12">Conseil</text:span> communal, </text:p>
        <text:p text:style-name="P32"/>
        <text:p text:style-name="P29"><text:span text:style-name="T2"><office:annotation><dc:creator>Auteur inconnu</dc:creator><dc:date>2016-08-03T14:04:19</dc:date><text:p text:style-name="P35"><text:span text:style-name="T15">do text</text:span></text:p><text:p text:style-name="P35"><text:span text:style-name="T15">from xhtml(view.printXhtml(self, view.printDelibeContentCouncil(), keepWithNext=True))</text:span></text:p></office:annotation></text:span><text:span text:style-name="T2">Délibération</text:span></text:p>
      </text:section>
      <text:p text:style-name="Standard"/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office:annotation><dc:creator>Auteur inconnu</dc:creator><dc:date>2016-08-03T14:15:16</dc:date><text:list text:continue-numbering="true" text:style-name=""><text:list-item><text:p text:style-name="P35"><text:span text:style-name="T17">do table if self.hasMeeting()</text:span></text:p></text:list-item></text:list></office:annotation></text:p>
          </table:table-cell>
          <table:table-cell table:style-name="Tableau2.A1" office:value-type="string">
            <text:p text:style-name="P9">Ainsi délibéré, en séance, date que dessus.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3:59</dc:date><text:list text:continue-numbering="true" text:style-name=""><text:list-item><text:p text:style-name="P35"><text:span text:style-name="T16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9">Par le Collège :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4:09</dc:date><text:list text:continue-numbering="true" text:style-name=""><text:list-item><text:p text:style-name="P35"><text:span text:style-name="T16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1">Par le <text:span text:style-name="T11">Conseil</text:span> :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19"><text:text-input text:description="">self.getItemSignatures().split('\n')[0]</text:text-input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9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5">s/<text:span text:style-name="T9"><text:text-input text:description="">self.getItemSignatures().split('\n')[1]</text:text-input>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5">s/<text:span text:style-name="T9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9">Pour extrait conforme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9">Fait à Charleroi, le <text:span text:style-name="T3"><text:date style:data-style-name="N76" text:date-value="2017-02-13T16:35:34.298353339">13 février 2017</text:date></text:span></text:p>
          </table:table-cell>
          <table:table-cell table:style-name="Tableau2.A1" office:value-type="string">
            <text:p text:style-name="P10"/>
          </table:table-cell>
        </table:table-row>
        <table:table-row table:style-name="Tableau2.1">
          <table:table-cell table:style-name="Tableau2.A1" office:value-type="string">
            <text:p text:style-name="P6"><text:change-start text:change-id="ct92321136"/>self.getCertifiedSignatures()[0]<text:change-end text:change-id="ct92321136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84166896"/>self.getCertifiedSignatures()[2]<text:change-end text:change-id="ct84166896"/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change-start text:change-id="ct73050848"/>self.getCertifiedSignatures()[1].replace(',', '\n')<text:change-end text:change-id="ct73050848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84219984"/>self.getCertifiedSignatures()[3].replace(',', '\n')<text:change-end text:change-id="ct84219984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2-13T16:35:34.189028731</dc:date>
    <meta:print-date>2015-03-10T16:07:00</meta:print-date>
    <meta:editing-cycles>43</meta:editing-cycles>
    <meta:editing-duration>PT3H7M2S</meta:editing-duration>
    <meta:generator>LibreOffice/4.4.7.2$Linux_X86_64 LibreOffice_project/40m0$Build-2</meta:generator>
    <meta:document-statistic meta:table-count="2" meta:image-count="1" meta:object-count="0" meta:page-count="1" meta:paragraph-count="32" meta:word-count="98" meta:character-count="853" meta:non-whitespace-character-count="791"/>
  </office:meta>
</office:document-meta>
</file>